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tyle mathvariant="bold">
              <mrow>
                <mo stretchy="false">ϕ</mo>
              </mrow>
            </mstyle>
            <mrow>
              <mo stretchy="false">(</mo>
              <mrow>
                <mstyle mathvariant="bold">
                  <mrow>
                    <mi>r</mi>
                  </mrow>
                </mstyle>
                <mi>,</mi>
                <mi>t</mi>
              </mrow>
              <mo stretchy="false">)</mo>
            </mrow>
            <mtext> : skalares Potential </mtext>
            <mi>;</mi>
            <mi/>
            <mstyle mathvariant="bold">
              <mrow>
                <mi>A</mi>
              </mrow>
            </mstyle>
            <mrow>
              <mo stretchy="false">(</mo>
              <mrow>
                <mstyle mathvariant="bold">
                  <mrow>
                    <mi>r</mi>
                  </mrow>
                </mstyle>
                <mi>,</mi>
                <mi>t</mi>
              </mrow>
              <mo stretchy="false">)</mo>
            </mrow>
            <mtext> = Vektorpotential </mtext>
            <mi>;</mi>
          </mrow>
        </mtd>
      </mtr>
      <mtr>
        <mtd>
          <mrow>
            <mtext>das Teilchen mit der Ladung </mtext>
            <mover accent="true">
              <mi>q</mi>
              <mo stretchy="false">̄</mo>
            </mover>
            <mtext> bewegt sich mit der Geschwindigkeit </mtext>
            <mstyle mathvariant="bold">
              <mrow>
                <mi>v</mi>
              </mrow>
            </mstyle>
          </mrow>
        </mtd>
      </mtr>
    </mtable>
    <annotation encoding="StarMath 5.0">bold %iphi (bold r,t)" : skalares Potential "; ~ bold A(bold r,t)" = Vektorpotential "; newline
"das Teilchen mit der Ladung "bar q" bewegt sich mit der Geschwindigkeit "bold v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3T13:42:30.755000000</meta:creation-date>
    <meta:generator>LibreOffice/4.1.4.2$Windows_x86 LibreOffice_project/0a0440ccc0227ad9829de5f46be37cfb6edcf72</meta:generator>
  </office:meta>
</office:document-meta>
</file>